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valuación" style:family="table">
      <style:table-properties style:width="17cm" table:align="margins" fo:background-color="transparent" style:writing-mode="lr-tb">
        <style:background-image/>
      </style:table-properties>
    </style:style>
    <style:style style:name="Evaluación.A" style:family="table-column">
      <style:table-column-properties style:column-width="2.833cm" style:rel-column-width="10922*"/>
    </style:style>
    <style:style style:name="Evaluación.1" style:family="table-row">
      <style:table-row-properties fo:background-color="#ffd700">
        <style:background-image/>
      </style:table-row-properties>
    </style:style>
    <style:style style:name="Evaluación.A1" style:family="table-cell">
      <style:table-cell-properties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Evaluación.F1" style:family="table-cell">
      <style:table-cell-properties fo:background-color="transparent" fo:padding="0.049cm" fo:border="0.05pt solid #000000" style:writing-mode="page">
        <style:background-image/>
      </style:table-cell-properties>
    </style:style>
    <style:style style:name="Evaluación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valuación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valuación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valuación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valuación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valuación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1a5d62" officeooo:paragraph-rsid="001a5d62" fo:background-color="transparent" style:font-weight-asian="bold" style:font-weight-complex="bold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font-name="Liberation Serif" fo:background-color="#ffd700"/>
    </style:style>
    <style:style style:name="P5" style:family="paragraph" style:parent-style-name="Text_20_body">
      <style:paragraph-properties fo:line-height="115%" fo:text-align="start" style:justify-single-word="false" style:writing-mode="lr-tb"/>
    </style:style>
    <style:style style:name="P6" style:family="paragraph" style:parent-style-name="Text_20_body">
      <style:paragraph-properties fo:margin-top="0cm" fo:margin-bottom="0cm" loext:contextual-spacing="false" fo:line-height="137%" style:writing-mode="lr-tb"/>
    </style:style>
    <style:style style:name="P7" style:family="paragraph" style:parent-style-name="Text_20_body">
      <style:paragraph-properties fo:margin-top="0cm" fo:margin-bottom="0cm" loext:contextual-spacing="false" fo:line-height="137%" fo:text-align="center" style:justify-single-word="false" style:writing-mode="lr-tb"/>
    </style:style>
    <style:style style:name="P8" style:family="paragraph" style:parent-style-name="Text_20_body">
      <style:paragraph-properties fo:margin-top="0cm" fo:margin-bottom="0cm" loext:contextual-spacing="false" fo:line-height="137%" fo:text-align="justify" style:justify-single-word="false" style:writing-mode="lr-tb"/>
    </style:style>
    <style:style style:name="P9" style:family="paragraph" style:parent-style-name="Text_20_body">
      <style:paragraph-properties fo:margin-top="0cm" fo:margin-bottom="0cm" loext:contextual-spacing="false" fo:line-height="137%" fo:text-align="justify" style:justify-single-word="false" style:writing-mode="lr-tb"/>
      <style:text-properties fo:background-color="#ffd700"/>
    </style:style>
    <style:style style:name="P10" style:family="paragraph" style:parent-style-name="Text_20_body" style:master-page-name="Standard">
      <style:paragraph-properties fo:margin-top="0cm" fo:margin-bottom="0cm" loext:contextual-spacing="false" fo:line-height="137%" fo:text-align="center" style:justify-single-word="false" style:page-number="auto" style:writing-mode="lr-tb"/>
    </style:style>
    <style:style style:name="P11" style:family="paragraph" style:parent-style-name="Text_20_body" style:list-style-name="WWNum1">
      <style:paragraph-properties fo:margin-left="1.247cm" fo:margin-right="0cm" fo:margin-top="0cm" fo:margin-bottom="0.353cm" loext:contextual-spacing="false" fo:line-height="137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12" style:family="paragraph" style:parent-style-name="Text_20_body" style:list-style-name="WWNum1">
      <style:paragraph-properties fo:margin-left="1.247cm" fo:margin-right="0cm" fo:margin-top="0cm" fo:margin-bottom="0cm" loext:contextual-spacing="false" fo:line-height="137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13" style:family="paragraph" style:parent-style-name="Text_20_body" style:list-style-name="WWNum2">
      <style:paragraph-properties fo:margin-left="1.247cm" fo:margin-right="0cm" fo:margin-top="0cm" fo:margin-bottom="0cm" loext:contextual-spacing="false" fo:line-height="137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14" style:family="paragraph" style:parent-style-name="Text_20_body" style:list-style-name="WWNum3">
      <style:paragraph-properties fo:margin-left="1.247cm" fo:margin-right="0cm" fo:margin-top="0cm" fo:margin-bottom="0cm" loext:contextual-spacing="false" fo:line-height="137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7%" fo:text-align="justify" style:justify-single-word="false" fo:text-indent="1.27cm" style:auto-text-indent="false" style:writing-mode="lr-tb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7%" fo:text-align="justify" style:justify-single-word="false" fo:text-indent="1.27cm" style:auto-text-indent="false" style:writing-mode="lr-tb"/>
      <style:text-properties fo:background-color="#ffd700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7%" fo:text-align="justify" style:justify-single-word="false" fo:text-indent="1.27cm" style:auto-text-indent="false" style:writing-mode="lr-tb"/>
      <style:text-properties fo:background-color="#ffd700"/>
    </style:style>
    <style:style style:name="P18" style:family="paragraph" style:parent-style-name="Text_20_body">
      <style:paragraph-properties fo:margin-left="1.27cm" fo:margin-right="0cm" fo:margin-top="0cm" fo:margin-bottom="0cm" loext:contextual-spacing="false" fo:line-height="137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 style:font-name-complex="Arial1" fo:background-color="#00ff0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loext:char-shading-value="0" style:font-size-asian="11pt" style:font-style-asian="normal" style:font-weight-asian="normal" style:font-name-complex="Arial1" fo:background-color="#00ff0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eee8aa" loext:char-shading-value="0" style:font-size-asian="11pt" style:font-style-asian="normal" style:font-weight-asian="normal" style:font-name-complex="Arial1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d700" loext:char-shading-value="0" style:font-size-asian="11pt" style:font-style-asian="normal" style:font-weight-asian="normal" style:font-name-complex="Arial1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loext:char-shading-value="0" style:font-size-asian="11pt" style:font-style-asian="normal" style:font-weight-asian="normal" style:font-name-complex="Arial1" fo:background-color="#00ff0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d700" loext:char-shading-value="0" style:font-size-asian="11pt" style:font-style-asian="normal" style:font-weight-asian="normal" style:font-name-complex="Arial1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loext:char-shading-value="0" style:font-size-asian="11pt" style:font-style-asian="normal" style:font-weight-asian="normal" style:font-name-complex="Arial1" fo:background-color="#00ff0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 style:font-name-complex="Arial1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a2e81e7b-7fff-566a-14e4-fcb68dfb0e3a"/><text:span text:style-name="T1">PRÁCTICA GESTIÓN AGENCIA DE SEGUROS</text:span></text:p>
      <text:p text:style-name="P7"><text:span text:style-name="T1">Fecha de entrega: XXX</text:span></text:p>
      <text:p text:style-name="P3"/>
      <text:p text:style-name="P8"><text:span text:style-name="T1">Vamos a realizar una aplicación para llevar el control de los pagos en una agencia de seguros. Se valorará el diseño de una interface intuitiva y robusta, así como la elaboración de los listados.</text:span></text:p>
      <text:p text:style-name="P3"/>
      <text:p text:style-name="P6"><text:span text:style-name="T1">El programa tendrá las siguientes características:</text:span></text:p>
      <text:p text:style-name="P3"/>
      <text:list xml:id="list3966818851" text:style-name="WWNum1">
        <text:list-item>
          <text:p text:style-name="P11"><text:span text:style-name="T7">Dispondremos de una pantalla de login que nos dará acceso o no a la pantalla principal de la aplicación. Para ellos dispondremos de una tabla de usuarios y esta pantalla generará toda la información necesaria en caso de error.</text:span></text:p>
        </text:list-item>
        <text:list-item>
          <text:p text:style-name="P11"><text:span text:style-name="T7">Una vez superado el login accederemos a una pantalla donde en una rejilla deben aparecer la lista de clientes con sus datos más importantes: nombre, apellidos, teléfono, localidad, CP, provincia y si es empresa o particular. Dispondremos además de un buscador para poder localizar a un cliente en función de varios criterios. Desde esta pantalla dispondremos de todas las opciones de altas, bajas, modificaciones y visualización de datos.</text:span></text:p>
        </text:list-item>
        <text:list-item>
          <text:p text:style-name="P12"><text:span text:style-name="T7">Al visualizar los datos de un cliente deben aparecernos todas las pólizas y los pagos que haya realizado de cada una de ellas. La información a contemplar sería algo como esto:</text:span></text:p>
        </text:list-item>
      </text:list>
      <text:p text:style-name="P9"><text:span text:style-name="T1">Número de póliza, Importe del recibo, fecha, estado y Observaciones.</text:span></text:p>
      <text:p text:style-name="P15"><text:span text:style-name="T7">El estado de una póliza puede ser cobrada, a cuenta, liquidada, pre anulada ó anulada</text:span><text:span text:style-name="T3">.</text:span></text:p>
      <text:p text:style-name="P16"><text:span text:style-name="T1">Además, debajo de cada recibo deben aparecer las entregas que se hayan hecho a cuenta. Por ejemplo, si el recibo es de 300€ y se entregan 200 esto debe quedar reflejado de alguna forma. En este caso el estado sería “a cuenta”.</text:span></text:p>
      <text:p text:style-name="P4"/>
      <text:p text:style-name="P16"><text:span text:style-name="T1">Además, debajo de cada recibo deben aparecer las entregas que se hayan hecho a cuenta. Por ejemplo, si el recibo es de 300€ y se entregan 200 esto debe quedar reflejado de alguna forma, por lo que necesitaremos al menos tres tablas (clientes, pólizas y pagos).</text:span></text:p>
      <text:p text:style-name="P3"/>
      <text:p text:style-name="P16"><text:span text:style-name="T1">Por cada estado de una póliza tenemos que hacer que aparezca la fila con un color determinado.</text:span></text:p>
      <text:p text:style-name="P4"/>
      <text:list xml:id="list502824247" text:style-name="WWNum2">
        <text:list-item>
          <text:p text:style-name="P13"><text:span text:style-name="T7">Dispondremos de una pantalla donde tendremos todas las pólizas ordenadas en orden descendente por fecha y ahí podremos ver los colores asignados a cada póliza. Desde esa pantalla podremos acceder al cliente concreto.</text:span></text:p>
        </text:list-item>
      </text:list>
      <text:p text:style-name="P3"/>
      <text:list xml:id="list1457627253" text:style-name="WWNum3">
        <text:list-item>
          <text:p text:style-name="P14"><text:span text:style-name="T7">Realizaremos una serie de listados para extraer información de nuestra aplicación. Para ello el programa contará con una pantalla que nos permitirá seleccionar seleccionar un </text:span><text:soft-page-break/><text:span text:style-name="T7">cliente entre dos códigos dados y que tenga pólizas entre dos fechas determinadas. A partir de aquí deberá generar un listado con los clientes seleccionados y sus pólizas realizadas en una determinada fecha. Aquellas pólizas que estén sin liquidar deberán aparecer de color rojo.</text:span></text:p>
        </text:list-item>
      </text:list>
      <text:p text:style-name="P18"><text:span text:style-name="T1">La pantalla de selección también nos permitirá seleccionar entre todas las pólizas ó bien las que estén en un determinado estado que se podrá seleccionar en un select.</text:span></text:p>
      <text:p text:style-name="P3"/>
      <text:p text:style-name="P18"><text:span text:style-name="T1">En todos los listados, las cantidades numéricas deben de sumarse agrupadas por cliente.</text:span></text:p>
      <text:p text:style-name="P5"><text:line-break/></text:p>
      <table:table table:name="Evaluación" table:style-name="Evaluación">
        <table:table-column table:style-name="Evaluación.A" table:number-columns-repeated="6"/>
        <table:table-row table:style-name="Evaluación.1">
          <table:table-cell table:style-name="Evaluación.A1" office:value-type="string">
            <text:p text:style-name="P2">Originalidad</text:p>
          </table:table-cell>
          <table:table-cell table:style-name="Evaluación.A1" office:value-type="string">
            <text:p text:style-name="P2">Complejidad</text:p>
          </table:table-cell>
          <table:table-cell table:style-name="Evaluación.A1" office:value-type="string">
            <text:p text:style-name="P2">Diseño</text:p>
          </table:table-cell>
          <table:table-cell table:style-name="Evaluación.A1" office:value-type="string">
            <text:p text:style-name="P2">Facilidad de uso</text:p>
          </table:table-cell>
          <table:table-cell table:style-name="Evaluación.A1" office:value-type="string">
            <text:p text:style-name="P2">Robustez</text:p>
          </table:table-cell>
          <table:table-cell table:style-name="Evaluación.F1" office:value-type="string">
            <text:p text:style-name="P2">Nota</text:p>
          </table:table-cell>
        </table:table-row>
        <table:table-row>
          <table:table-cell table:style-name="Evaluación.A2" office:value-type="string">
            <text:p text:style-name="P1"/>
          </table:table-cell>
          <table:table-cell table:style-name="Evaluación.D2" office:value-type="string">
            <text:p text:style-name="P1"/>
          </table:table-cell>
          <table:table-cell table:style-name="Evaluación.E2" office:value-type="string">
            <text:p text:style-name="P1"/>
          </table:table-cell>
          <table:table-cell table:style-name="Evaluación.D2" office:value-type="string">
            <text:p text:style-name="P1"/>
          </table:table-cell>
          <table:table-cell table:style-name="Evaluación.E2" office:value-type="string">
            <text:p text:style-name="P1"/>
          </table:table-cell>
          <table:table-cell table:style-name="Evaluación.F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3-07T17:49:26.969000000</dc:date>
    <meta:editing-duration>PT44M42S</meta:editing-duration>
    <meta:editing-cycles>1</meta:editing-cycles>
    <meta:document-statistic meta:table-count="1" meta:image-count="0" meta:object-count="0" meta:page-count="2" meta:paragraph-count="23" meta:word-count="473" meta:character-count="2867" meta:non-whitespace-character-count="2420"/>
    <meta:generator>LibreOffice/6.4.3.2$Windows_X86_64 LibreOffice_project/747b5d0ebf89f41c860ec2a39efd7cb15b54f2d8</meta:generator>
  </office:meta>
</office:document-meta>
</file>